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QLLexique" style:family="table">
      <style:table-properties style:width="6.6931in" table:align="margins"/>
    </style:style>
    <style:style style:name="SQLLexique.A" style:family="table-column">
      <style:table-column-properties style:column-width="3.3465in" style:rel-column-width="32767*"/>
    </style:style>
    <style:style style:name="SQLLexique.A1" style:family="table-cell">
      <style:table-cell-properties fo:padding="0.0382in" fo:border-left="0.05pt solid #000000" fo:border-right="none" fo:border-top="0.05pt solid #000000" fo:border-bottom="0.05pt solid #000000"/>
    </style:style>
    <style:style style:name="SQLLexique.B1" style:family="table-cell">
      <style:table-cell-properties fo:padding="0.0382in" fo:border="0.05pt solid #000000"/>
    </style:style>
    <style:style style:name="SQLLexique.A2" style:family="table-cell">
      <style:table-cell-properties fo:padding="0.0382in" fo:border-left="0.05pt solid #000000" fo:border-right="none" fo:border-top="none" fo:border-bottom="0.05pt solid #000000"/>
    </style:style>
    <style:style style:name="SQLLexiqu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9ae4"/>
    </style:style>
    <style:style style:name="P3" style:family="paragraph" style:parent-style-name="Standard">
      <style:paragraph-properties fo:text-align="start" style:justify-single-word="false"/>
      <style:text-properties officeooo:rsid="00192b33" officeooo:paragraph-rsid="00192b33"/>
    </style:style>
    <style:style style:name="P4" style:family="paragraph" style:parent-style-name="Standard">
      <style:paragraph-properties fo:text-align="start" style:justify-single-word="false"/>
      <style:text-properties officeooo:rsid="00192b33" officeooo:paragraph-rsid="0019fa64"/>
    </style:style>
    <style:style style:name="P5" style:family="paragraph" style:parent-style-name="Standard">
      <style:paragraph-properties fo:text-align="start" style:justify-single-word="false"/>
      <style:text-properties fo:color="#000000" officeooo:rsid="00192b33" officeooo:paragraph-rsid="00192b33"/>
    </style:style>
    <style:style style:name="P6" style:family="paragraph" style:parent-style-name="Standard">
      <style:paragraph-properties fo:text-align="start" style:justify-single-word="false"/>
      <style:text-properties fo:color="#000000" officeooo:rsid="00192b33" officeooo:paragraph-rsid="0019fa64"/>
    </style:style>
    <style:style style:name="P7" style:family="paragraph" style:parent-style-name="Standard">
      <style:paragraph-properties fo:text-align="start" style:justify-single-word="false"/>
      <style:text-properties officeooo:rsid="0019fa64" officeooo:paragraph-rsid="0019fa64"/>
    </style:style>
    <style:style style:name="P8" style:family="paragraph" style:parent-style-name="Standard">
      <style:paragraph-properties fo:text-align="start" style:justify-single-word="false"/>
      <style:text-properties fo:color="#ce181e" officeooo:rsid="0019fa64" officeooo:paragraph-rsid="0019fa64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b9ae4" style:font-size-asian="20pt" style:font-size-complex="20pt"/>
    </style:style>
    <style:style style:name="P10" style:family="paragraph" style:parent-style-name="Text_20_body" style:list-style-name="L1">
      <style:text-properties officeooo:paragraph-rsid="001cdefd"/>
    </style:style>
    <style:style style:name="P11" style:family="paragraph" style:parent-style-name="Text_20_body" style:list-style-name="L1">
      <style:text-properties officeooo:paragraph-rsid="001dc5b4"/>
    </style:style>
    <style:style style:name="P12" style:family="paragraph" style:parent-style-name="Text_20_body" style:list-style-name="L1">
      <style:text-properties officeooo:paragraph-rsid="001f8567"/>
    </style:style>
    <style:style style:name="P13" style:family="paragraph" style:parent-style-name="Text_20_body">
      <style:paragraph-properties fo:text-align="start" style:justify-single-word="false"/>
      <style:text-properties fo:color="#ce181e" officeooo:rsid="001b9ae4" officeooo:paragraph-rsid="001f8567"/>
    </style:style>
    <style:style style:name="P14" style:family="paragraph" style:parent-style-name="Text_20_body">
      <style:paragraph-properties fo:text-align="center" style:justify-single-word="false"/>
      <style:text-properties fo:color="#ce181e" officeooo:rsid="001b9ae4" officeooo:paragraph-rsid="001f8567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1f8567"/>
    </style:style>
    <style:style style:name="P16" style:family="paragraph" style:parent-style-name="Text_20_body" style:list-style-name="L1">
      <style:text-properties officeooo:rsid="001c3e05" officeooo:paragraph-rsid="001c3e05"/>
    </style:style>
    <style:style style:name="P17" style:family="paragraph" style:parent-style-name="Text_20_body" style:list-style-name="L1">
      <style:text-properties officeooo:rsid="001c3e05" officeooo:paragraph-rsid="001cdefd"/>
    </style:style>
    <style:style style:name="P18" style:family="paragraph" style:parent-style-name="Text_20_body" style:list-style-name="L1">
      <style:text-properties officeooo:rsid="001c3e05" officeooo:paragraph-rsid="001f8567"/>
    </style:style>
    <style:style style:name="P19" style:family="paragraph" style:parent-style-name="Text_20_body">
      <style:text-properties officeooo:rsid="001c3e05" officeooo:paragraph-rsid="001f8567"/>
    </style:style>
    <style:style style:name="P20" style:family="paragraph" style:parent-style-name="Text_20_body" style:list-style-name="L1">
      <style:paragraph-properties fo:text-align="center" style:justify-single-word="false"/>
      <style:text-properties officeooo:rsid="001c3e05" officeooo:paragraph-rsid="001f8567"/>
    </style:style>
    <style:style style:name="P21" style:family="paragraph" style:parent-style-name="Text_20_body">
      <style:paragraph-properties fo:text-align="center" style:justify-single-word="false"/>
      <style:text-properties officeooo:rsid="001c3e05" officeooo:paragraph-rsid="001f8567"/>
    </style:style>
    <style:style style:name="P22" style:family="paragraph" style:parent-style-name="Text_20_body" style:list-style-name="L1">
      <style:paragraph-properties fo:text-align="center" style:justify-single-word="false"/>
      <style:text-properties officeooo:paragraph-rsid="001f8567"/>
    </style:style>
    <style:style style:name="P23" style:family="paragraph" style:parent-style-name="Text_20_body">
      <style:paragraph-properties fo:text-align="center" style:justify-single-word="false"/>
      <style:text-properties officeooo:paragraph-rsid="001f8567"/>
    </style:style>
    <style:style style:name="P24" style:family="paragraph" style:parent-style-name="Text_20_body">
      <style:text-properties officeooo:paragraph-rsid="001f8567"/>
    </style:style>
    <style:style style:name="P25" style:family="paragraph" style:parent-style-name="Text_20_body">
      <style:text-properties officeooo:paragraph-rsid="001dde77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1f8567"/>
    </style:style>
    <style:style style:name="P27" style:family="paragraph" style:parent-style-name="Text_20_body" style:list-style-name="L1">
      <style:paragraph-properties fo:margin-top="0in" fo:margin-bottom="0in" loext:contextual-spacing="false" fo:text-align="center" style:justify-single-word="false"/>
      <style:text-properties officeooo:paragraph-rsid="001f8567"/>
    </style:style>
    <style:style style:name="P28" style:family="paragraph">
      <style:paragraph-properties fo:text-align="center"/>
    </style:style>
    <style:style style:name="T1" style:family="text">
      <style:text-properties officeooo:rsid="00192b33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color="#000000" officeooo:rsid="001b9ae4"/>
    </style:style>
    <style:style style:name="T5" style:family="text">
      <style:text-properties fo:color="#000000" officeooo:rsid="001dc5b4"/>
    </style:style>
    <style:style style:name="T6" style:family="text">
      <style:text-properties fo:color="#000000" officeooo:rsid="001dde77"/>
    </style:style>
    <style:style style:name="T7" style:family="text">
      <style:text-properties fo:color="#ef413d"/>
    </style:style>
    <style:style style:name="T8" style:family="text">
      <style:text-properties officeooo:rsid="0019fa64"/>
    </style:style>
    <style:style style:name="T9" style:family="text">
      <style:text-properties fo:color="#ed1c24"/>
    </style:style>
    <style:style style:name="T10" style:family="text">
      <style:text-properties officeooo:rsid="001c3e05"/>
    </style:style>
    <style:style style:name="T11" style:family="text">
      <style:text-properties officeooo:rsid="001cdef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.4945in" fo:min-width="0.3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4083in" fo:min-width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draw:auto-grow-height="false" fo:min-height="0.4339in" fo:min-width="0.5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DataBase</text:span></text:p>
      <text:p text:style-name="P1"/>
      <text:p text:style-name="P1"/>
      <text:p text:style-name="P1"/>
      <text:p text:style-name="P1"/>
      <text:p text:style-name="P5"/>
      <text:p text:style-name="P3"/>
      <text:p text:style-name="P3"><draw:line text:anchor-type="paragraph" draw:z-index="0" draw:name="Shape2" draw:style-name="gr1" draw:text-style-name="P28" svg:x1="0.4945in" svg:y1="1.072in" svg:x2="0.4945in" svg:y2="1.0984in"><text:p/></draw:line><text:span text:style-name="T7">Banque de données</text:span> : ensemble de bases de données</text:p>
      <text:p text:style-name="P3"><draw:custom-shape text:anchor-type="paragraph" draw:z-index="3" draw:name="Shape1" draw:style-name="gr4" draw:text-style-name="P28" svg:width="0.5039in" svg:height="0.4343in" svg:x="0.2689in" svg:y="0.0681in"><text:p/><draw:enhanced-geometry svg:viewBox="0 0 841 854" draw:mirror-horizontal="false" draw:mirror-vertical="false" draw:type="non-primitive" draw:enhanced-path="M 517 247 L 517 415 264 415 264 0 0 0 0 680 517 680 517 854 841 547 517 247 Z N"/></draw:custom-shape><text:s/></text:p>
      <text:p text:style-name="P4"><text:s text:c="19"/><text:span text:style-name="T7">Base de données</text:span> : ensemble qui permet de stocker des données </text:p>
      <text:p text:style-name="P3"><draw:custom-shape text:anchor-type="paragraph" draw:z-index="1" draw:name="Shape3" draw:style-name="gr2" draw:text-style-name="P28" svg:width="0.374in" svg:height="0.4949in" svg:x="1.05in" svg:y="0.0598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3"><text:s text:c="38"/><text:span text:style-name="T7">Tables </text:span>: voir ca comme un tableau , car cest composé de lignes et de colones</text:p>
      <text:p text:style-name="P3"><draw:custom-shape text:anchor-type="paragraph" draw:z-index="2" draw:name="Shape4" draw:style-name="gr3" draw:text-style-name="P28" svg:width="0.4169in" svg:height="0.4087in" svg:x="2.2571in" svg:y="0.1618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3"/>
      <text:p text:style-name="P4"><text:s text:c="67"/><text:span text:style-name="T7">Lignes d’enregistrement </text:span>: les lignes des tables </text:p>
      <text:p text:style-name="P4"/>
      <text:p text:style-name="P4"/>
      <text:p text:style-name="P4"/>
      <text:p text:style-name="P6"><text:span text:style-name="T2">SGBD </text:span>:System de Gestion de Base de Données, celui qui traite la demande et traite le resultat <text:span text:style-name="T8">en binaire </text:span>et nous retourne le resultat <text:span text:style-name="T8">en format lisible </text:span></text:p>
      <text:p text:style-name="P4"/>
      <text:p text:style-name="P7"><text:span text:style-name="T2">Moteur SQL</text:span> : celui qui traitre les données qui lit et nous retourne les fichiers traduits</text:p>
      <text:p text:style-name="P7"/>
      <text:p text:style-name="P8">Catalogue : <text:span text:style-name="T3">ce qui va contenir la descriptions de la bases données , notaments les utilisateurs et les droits des utilisateurs </text:span></text:p>
      <text:p text:style-name="P8"><text:span text:style-name="T3"/></text:p>
      <text:p text:style-name="P8"><text:span text:style-name="T9">Processeur de requête :</text:span><text:span text:style-name="T3"> le role du processeur de requete et de prendre la requete et de la transformer en commande pour le moteur SQL 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4">Lexique langage SQL </text:span></text:p>
      <text:p text:style-name="P2"><text:span text:style-name="T4"/></text:p>
      <table:table table:name="SQLLexique" table:style-name="SQLLexique">
        <table:table-column table:style-name="SQLLexique.A" table:number-columns-repeated="2"/>
        <table:table-row>
          <table:table-cell table:style-name="SQLLexique.A1" office:value-type="string">
            <text:p text:style-name="P14"><text:span text:style-name="Source_20_Text"><text:span text:style-name="T3">INTEGER</text:span></text:span><text:span text:style-name="T3">, </text:span></text:p>
          </table:table-cell>
          <table:table-cell table:style-name="SQLLexique.B1" office:value-type="string">
            <text:p text:style-name="P13"><text:span text:style-name="T3">a positive or negative whole number</text:span></text:p>
          </table:table-cell>
        </table:table-row>
        <table:table-row>
          <table:table-cell table:style-name="SQLLexique.A2" office:value-type="string">
            <text:list xml:id="list611136214" text:style-name="L1">
              <text:list-header>
                <text:p text:style-name="P27"><text:span text:style-name="Source_20_Text">TEXT</text:span></text:p>
              </text:list-header>
            </text:list>
          </table:table-cell>
          <table:table-cell table:style-name="SQLLexique.B2" office:value-type="string">
            <text:p text:style-name="P26">a text string </text:p>
          </table:table-cell>
        </table:table-row>
        <table:table-row>
          <table:table-cell table:style-name="SQLLexique.A2" office:value-type="string">
            <text:list xml:id="list115532818649479" text:continue-numbering="true" text:style-name="L1">
              <text:list-header>
                <text:p text:style-name="P27"><text:span text:style-name="Source_20_Text">DATE</text:span>, </text:p>
              </text:list-header>
            </text:list>
          </table:table-cell>
          <table:table-cell table:style-name="SQLLexique.B2" office:value-type="string">
            <text:p text:style-name="P26">the date formatted as YYYY-MM-DD </text:p>
          </table:table-cell>
        </table:table-row>
        <table:table-row>
          <table:table-cell table:style-name="SQLLexique.A2" office:value-type="string">
            <text:list xml:id="list115531307628952" text:continue-numbering="true" text:style-name="L1">
              <text:list-header>
                <text:p text:style-name="P12"><text:span text:style-name="Source_20_Text"><text:s text:c="11"/>REAL</text:span>, </text:p>
              </text:list-header>
            </text:list>
          </table:table-cell>
          <table:table-cell table:style-name="SQLLexique.B2" office:value-type="string">
            <text:p text:style-name="P24">a decimal value </text:p>
          </table:table-cell>
        </table:table-row>
        <table:table-row>
          <table:table-cell table:style-name="SQLLexique.A2" office:value-type="string">
            <text:list xml:id="list115531922981864" text:continue-numbering="true" text:style-name="L1">
              <text:list-header>
                <text:p text:style-name="P20">INSERT INTO <text:s/></text:p>
                <text:p text:style-name="P22"><text:span text:style-name="T4"/></text:p>
              </text:list-header>
            </text:list>
          </table:table-cell>
          <table:table-cell table:style-name="SQLLexique.B2" office:value-type="string">
            <text:p text:style-name="P19">ajoute une ligne ou des lignes specifiques </text:p>
          </table:table-cell>
        </table:table-row>
        <table:table-row>
          <table:table-cell table:style-name="SQLLexique.A2" office:value-type="string">
            <text:list xml:id="list115531699874349" text:continue-numbering="true" text:style-name="L1">
              <text:list-header>
                <text:p text:style-name="P20">VALUES (les valeurs qu’on veux rajouter )</text:p>
              </text:list-header>
            </text:list>
          </table:table-cell>
          <table:table-cell table:style-name="SQLLexique.B2" office:value-type="string">
            <text:p text:style-name="Table_20_Contents"/>
          </table:table-cell>
        </table:table-row>
        <table:table-row>
          <table:table-cell table:style-name="SQLLexique.A2" office:value-type="string">
            <text:p text:style-name="P21"><text:span text:style-name="Source_20_Text">ALTER TABLE</text:span></text:p>
          </table:table-cell>
          <table:table-cell table:style-name="SQLLexique.B2" office:value-type="string">
            <text:p text:style-name="P19"><text:s/><text:span text:style-name="T11">est une commande</text:span> <text:span text:style-name="T11">qui permet de faire des changement specifique</text:span></text:p>
          </table:table-cell>
        </table:table-row>
        <table:table-row>
          <table:table-cell table:style-name="SQLLexique.A2" office:value-type="string">
            <text:p text:style-name="P23"><text:span text:style-name="Source_20_Text"><text:span text:style-name="T10">ADD COLUMN</text:span></text:span><text:span text:style-name="T10"> <text:s/></text:span></text:p>
          </table:table-cell>
          <table:table-cell table:style-name="SQLLexique.B2" office:value-type="string">
            <text:p text:style-name="P24"><text:span text:style-name="T10">est une commande qui ajoute une colone</text:span></text:p>
          </table:table-cell>
        </table:table-row>
        <text:soft-page-break/>
        <table:table-row>
          <table:table-cell table:style-name="SQLLexique.A2" office:value-type="string">
            <text:p text:style-name="P23"><text:span text:style-name="Source_20_Text">NULL</text:span></text:p>
          </table:table-cell>
          <table:table-cell table:style-name="SQLLexique.B2" office:value-type="string">
            <text:p text:style-name="P24"><text:span text:style-name="T11">est une commande speciale a </text:span>SQL <text:span text:style-name="T11">qui represente une data non connue ou perdu</text:span></text:p>
          </table:table-cell>
        </table:table-row>
        <table:table-row>
          <table:table-cell table:style-name="SQLLexique.A2" office:value-type="string">
            <text:p text:style-name="P23"><text:span text:style-name="Source_20_Text"><text:span text:style-name="T4">CREATE TABLE</text:span></text:span></text:p>
          </table:table-cell>
          <table:table-cell table:style-name="SQLLexique.B2" office:value-type="string">
            <text:p text:style-name="P24"><text:span text:style-name="T4">est une commande . Les commandes s’ecrivent en MAJ </text:span></text:p>
          </table:table-cell>
        </table:table-row>
        <table:table-row>
          <table:table-cell table:style-name="SQLLexique.A2" office:value-type="string">
            <text:p text:style-name="P23"><text:span text:style-name="Source_20_Text"><text:span text:style-name="T4">UPDATE</text:span></text:span><text:span text:style-name="T4"> </text:span></text:p>
          </table:table-cell>
          <table:table-cell table:style-name="SQLLexique.B2" office:value-type="string">
            <text:list xml:id="list115532046850239" text:continue-numbering="true" text:style-name="L1">
              <text:list-header>
                <text:p text:style-name="P15"><text:span text:style-name="T5">est une commande qui <text:s/>modifie la ligne dans la table</text:span><text:span text:style-name="T4"> </text:span></text:p>
              </text:list-header>
            </text:list>
          </table:table-cell>
        </table:table-row>
        <table:table-row>
          <table:table-cell table:style-name="SQLLexique.A2" office:value-type="string">
            <text:p text:style-name="P23"><text:span text:style-name="Source_20_Text"><text:span text:style-name="T4">SET</text:span></text:span></text:p>
          </table:table-cell>
          <table:table-cell table:style-name="SQLLexique.B2" office:value-type="string">
            <text:p text:style-name="P24"><text:span text:style-name="T5">est une commande qui indique la colone a modifier</text:span><text:span text:style-name="T4">. </text:span></text:p>
          </table:table-cell>
        </table:table-row>
        <table:table-row>
          <table:table-cell table:style-name="SQLLexique.A2" office:value-type="string">
            <text:list xml:id="list115532436766327" text:continue-numbering="true" text:style-name="L1">
              <text:list-item>
                <text:p text:style-name="P12"><text:span text:style-name="Source_20_Text"><text:span text:style-name="T4">WHERE</text:span></text:span></text:p>
              </text:list-item>
            </text:list>
          </table:table-cell>
          <table:table-cell table:style-name="SQLLexique.B2" office:value-type="string">
            <text:p text:style-name="P24"><text:span text:style-name="T4"><text:s/></text:span><text:span text:style-name="T5">est une commande qui indique laquelles des lignes a update avec la nouvelle valeur de la colone </text:span></text:p>
          </table:table-cell>
        </table:table-row>
        <table:table-row>
          <table:table-cell table:style-name="SQLLexique.A2" office:value-type="string">
            <text:p text:style-name="P24"><text:span text:style-name="Source_20_Text"><text:span text:style-name="T5">DELETE FROM</text:span></text:span></text:p>
          </table:table-cell>
          <table:table-cell table:style-name="SQLLexique.B2" office:value-type="string">
            <text:p text:style-name="P24"><text:span text:style-name="T5">est une commande qui autorise a supprimer les lignes de la table </text:span></text:p>
          </table:table-cell>
        </table:table-row>
        <table:table-row>
          <table:table-cell table:style-name="SQLLexique.A2" office:value-type="string">
            <text:p text:style-name="P24"><text:span text:style-name="Source_20_Text"><text:span text:style-name="T5">IS NULL</text:span></text:span></text:p>
          </table:table-cell>
          <table:table-cell table:style-name="SQLLexique.B2" office:value-type="string">
            <text:p text:style-name="P24"><text:span text:style-name="T6">est une condition dans SQL qui retourne True quand la valeur est NULL et faux autrement </text:span></text:p>
          </table:table-cell>
        </table:table-row>
      </table:table>
      <text:p text:style-name="P2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9:02:23.476955504</meta:creation-date>
    <dc:date>2020-01-30T11:55:30.565637075</dc:date>
    <meta:editing-duration>PT50M24S</meta:editing-duration>
    <meta:editing-cycles>1</meta:editing-cycles>
    <meta:document-statistic meta:table-count="1" meta:image-count="0" meta:object-count="0" meta:page-count="2" meta:paragraph-count="41" meta:word-count="299" meta:character-count="1781" meta:non-whitespace-character-count="1365"/>
    <meta:generator>LibreOffice/6.0.7.3$Linux_X86_64 LibreOffice_project/00m0$Build-3</meta:generator>
  </office:meta>
</office:document-meta>
</file>